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3pt" officeooo:paragraph-rsid="000b5185" style:font-size-asian="13pt" style:font-size-complex="13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b5185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0b5185"/>
    </style:style>
    <style:style style:name="P4" style:family="paragraph" style:parent-style-name="Standard">
      <style:paragraph-properties fo:margin-left="0cm" fo:margin-right="0cm" fo:line-height="150%" fo:text-indent="1.249cm" style:auto-text-indent="false"/>
      <style:text-properties officeooo:paragraph-rsid="000b5185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.9cm" style:auto-text-indent="false"/>
      <style:text-properties officeooo:paragraph-rsid="000b518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Одной из важнейших задач численного анализа является задача интерполяции функции: требуется восстановить функцию </text:span><text:span text:style-name="T2">f</text:span><text:span text:style-name="T1">(</text:span><text:span text:style-name="T2">x</text:span><text:span text:style-name="T1">) для всех значений </text:span><text:span text:style-name="T2">x</text:span><text:span text:style-name="T1"> </text:span><text:span text:style-name="T1"><draw:frame draw:style-name="fr1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 [</text:span><text:span text:style-name="T2">a</text:span><text:span text:style-name="T1">, </text:span><text:span text:style-name="T2">b</text:span><text:span text:style-name="T1"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span></text:p>
      <text:p text:style-name="P5"><text:span text:style-name="T1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span></text:p>
      <text:p text:style-name="P3"><text:span text:style-name="T1">Основная цель интерполяции – получить быстрый (экономичный) алгоритм вычисления значений </text:span><text:span text:style-name="T2">f</text:span><text:span text:style-name="T1"> (</text:span><text:span text:style-name="T2">x</text:span><text:span text:style-name="T1">) для значений </text:span><text:span text:style-name="T2">x</text:span><text:span text:style-name="T1">, не содержащихся в таблице данных. Интерполирующие функции строятся в виде линейных комбинаций некоторых элементарных функций:</text:span></text:p>
      <text:p text:style-name="P3"><text:span text:style-name="T1"><text:s/></text:span><text:span text:style-name="T2">f</text:span><text:span text:style-name="T1">(</text:span><text:span text:style-name="T2">x</text:span><text:span text:style-name="T1">) = </text:span><text:span text:style-name="T1"><draw:frame draw:style-name="fr1" draw:name="Объект13" text:anchor-type="as-char" svg:width="2.355cm" svg:height="1.201cm" draw:z-index="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">, </text:span></text:p>
      <text:p text:style-name="P2"><text:span text:style-name="T1">где <text:s/>{</text:span><text:span text:style-name="T1"><draw:frame draw:style-name="fr1" draw:name="Объект14" text:anchor-type="as-char" svg:width="1.334cm" svg:height="0.563cm" draw:z-index="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">} – фиксированные линейно независимые функции, </text:span><text:span text:style-name="T1"><draw:frame draw:style-name="fr1" draw:name="Объект15" text:anchor-type="as-char" svg:width="2.311cm" svg:height="0.563cm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- не определённые пока коэффициенты. В качестве линейно- независимых функций можно выбрать степенные полиномы, что и делается в интерполяционных методах Ньютона и Лагранжа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4S</meta:editing-duration>
    <meta:editing-cycles>4</meta:editing-cycles>
    <meta:generator>LibreOffice/4.3.5.2$Windows_x86 LibreOffice_project/3a87456aaa6a95c63eea1c1b3201acedf0751bd5</meta:generator>
    <dc:date>2015-04-06T21:26:50.678000000</dc:date>
    <meta:document-statistic meta:table-count="0" meta:image-count="0" meta:object-count="4" meta:page-count="1" meta:paragraph-count="5" meta:word-count="150" meta:character-count="1169" meta:non-whitespace-character-count="10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3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i>k</mi>
                <mo stretchy="false">=</mo>
                <mn>0</mn>
              </mrow>
            </mstyle>
            <mstyle mathsize="8pt">
              <mi>n</mi>
            </mstyle>
          </munderover>
          <mrow>
            <msub>
              <mi>c</mi>
              <mstyle mathsize="8pt">
                <mi>k</mi>
              </mstyle>
            </msub>
            <msub>
              <mi>Φ</mi>
              <mstyle mathsize="8pt">
                <mi>k</mi>
              </mstyle>
            </msub>
            <mo stretchy="false">(</mo>
            <mi>x</mi>
            <mo stretchy="false">)</mo>
          </mrow>
        </mrow>
      </mstyle>
      <mrow/>
    </mrow>
    <annotation encoding="StarMath 5.0"> size 12{ Sum cSub { size 8{k=0} }  cSup { size 8{n} }  {c rSub { size 8{k} } Φ rSub { size 8{k} }  \( x \) } } {}</annotation>
  </semantics>
</math>
</file>

<file path=Object 14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k</mi>
            </mstyle>
          </msub>
          <mo stretchy="false">(</mo>
          <mi>x</mi>
          <mo stretchy="false">)</mo>
        </mrow>
      </mstyle>
      <mrow/>
    </mrow>
    <annotation encoding="StarMath 5.0"> size 12{Φ rSub { size 8{k} }  \( x \) } 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n>0</mn>
            </mstyle>
          </msub>
          <mi>,</mi>
          <msub>
            <mi>c</mi>
            <mstyle mathsize="8pt">
              <mn>1</mn>
            </mstyle>
          </msub>
          <mi>,</mi>
          <mtext>.</mtext>
          <mtext>.</mtext>
          <mtext>.</mtext>
          <mi>,</mi>
          <msub>
            <mi>c</mi>
            <mstyle mathsize="8pt">
              <mi>n</mi>
            </mstyle>
          </msub>
        </mrow>
      </mstyle>
      <mrow/>
    </mrow>
    <annotation encoding="StarMath 5.0"> size 12{c rSub { size 8{0} } ,c rSub { size 8{1} } , "."  "."  "." ,c rSub { size 8{n} } } {}</annotation>
  </semantics>
</math>
</file>